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4.545cm"/>
    </style:style>
    <style:style style:name="gr9" style:family="graphic" style:parent-style-name="standard">
      <style:graphic-properties draw:stroke="solid" svg:stroke-width="0.1cm" draw:marker-start-width="0.35cm" draw:marker-end-width="0.35cm" draw:fill="none" fo:min-height="0.984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Dashed" svg:stroke-width="0.1cm" draw:marker-start-width="0.35cm" draw:marker-end-width="0.35cm" draw:fill="none" fo:min-height="3.93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draw:marker-start-width="0.35cm" draw:marker-end-width="0.35cm" draw:fill="none" fo:min-height="4.421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draw:marker-start-width="0.35cm" draw:marker-end-width="0.35cm" draw:fill="none" fo:min-height="1.966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draw:marker-start-width="0.35cm" draw:marker-end-width="0.35cm" draw:fill="none" fo:min-height="1.475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draw:marker-start-width="0.35cm" draw:marker-end-width="0.35cm" draw:fill="none" fo:min-height="2.457cm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fo:min-height="13.609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fo:min-height="2.085cm"/>
    </style:style>
    <style:style style:name="pr7" style:family="presentation" style:parent-style-name="Default-outline1">
      <style:graphic-properties draw:fill-color="#ffffff" fo:min-height="10.585cm"/>
    </style:style>
    <style:style style:name="pr8" style:family="presentation" style:parent-style-name="Default-outline1">
      <style:graphic-properties draw:fill-color="#ffffff" fo:min-height="10.586cm"/>
    </style:style>
    <style:style style:name="pr9" style:family="presentation" style:parent-style-name="Default-outline1">
      <style:graphic-properties draw:fill-color="#ffffff" fo:min-height="15.086cm"/>
    </style:style>
    <style:style style:name="pr10" style:family="presentation" style:parent-style-name="Default-outline1">
      <style:graphic-properties draw:fill-color="#ffffff" fo:min-height="2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color="#000080" fo:font-family="'Comic Sans MS'" style:font-family-generic="swiss" style:font-pitch="variable"/>
    </style:style>
    <style:style style:name="P5" style:family="paragraph">
      <style:paragraph-properties fo:margin-left="1.2cm" fo:margin-right="0cm" text:enable-numbering="true" fo:text-indent="-0.9cm"/>
      <style:text-properties fo:font-size="26pt" style:font-size-asian="32pt" style:font-size-complex="32pt"/>
    </style:style>
    <style:style style:name="P6" style:family="paragraph">
      <style:paragraph-properties fo:margin-left="1.2cm" fo:margin-right="0cm" text:enable-numbering="true" fo:text-indent="-0.9cm"/>
      <style:text-properties fo:font-family="'Comic Sans MS'" style:font-style-name="Regular" style:font-family-generic="swiss" style:font-pitch="variable" fo:font-size="26pt" style:font-size-asian="32pt" style:font-size-complex="32pt"/>
    </style:style>
    <style:style style:name="P7" style:family="paragraph">
      <style:paragraph-properties fo:margin-left="1.2cm" fo:margin-right="0cm" text:enable-numbering="false" fo:text-indent="-0.9cm"/>
      <style:text-properties fo:font-size="26pt" style:font-size-asian="32pt" style:font-size-complex="3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2.4cm" fo:margin-right="0cm" text:enable-numbering="true" fo:text-indent="-0.8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fo:margin-left="2.4cm" fo:margin-right="0cm" text:enable-numbering="false" fo:text-indent="-0.8cm"/>
    </style:style>
    <style:style style:name="P13" style:family="paragraph">
      <style:paragraph-properties fo:margin-left="0cm" fo:margin-right="0cm" fo:text-indent="0cm" style:text-autospace="none"/>
    </style:style>
    <style:style style:name="P14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5" style:family="paragraph">
      <style:paragraph-properties fo:margin-left="0cm" fo:margin-right="0cm" fo:text-indent="0cm" style:text-autospace="none"/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6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7" style:family="paragraph">
      <style:paragraph-properties fo:margin-left="0cm" fo:margin-right="0cm" fo:text-indent="0cm" style:text-autospace="none"/>
      <style:text-properties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18" style:family="paragraph">
      <style:paragraph-properties fo:margin-left="1.2cm" fo:margin-right="0cm" text:enable-numbering="true" fo:text-indent="-0.9cm"/>
    </style:style>
    <style:style style:name="P19" style:family="paragraph">
      <style:paragraph-properties fo:margin-left="1.2cm" fo:margin-right="0cm" fo:text-indent="-0.9cm"/>
      <style:text-properties fo:font-family="'Comic Sans MS'" style:font-style-name="Regular" style:font-family-generic="swiss" style:font-pitch="variable"/>
    </style:style>
    <style:style style:name="T1" style:family="text">
      <style:text-properties fo:font-family="'Comic Sans MS Bold'" style:font-style-name="Bold" style:font-family-generic="swiss" style:font-pitch="variable" fo:font-size="36pt" fo:font-weight="bold" style:font-size-asian="32pt" style:font-size-complex="32pt"/>
    </style:style>
    <style:style style:name="T2" style:family="text">
      <style:text-properties fo:color="#000080" fo:font-family="'Comic Sans MS'" style:font-family-generic="swiss" style:font-pitch="variable"/>
    </style:style>
    <style:style style:name="T3" style:family="text">
      <style:text-properties fo:font-family="'Comic Sans MS'" style:font-style-name="Regular" style:font-family-generic="swiss" style:font-pitch="variable"/>
    </style:style>
    <style:style style:name="T4" style:family="text">
      <style:text-properties fo:font-family="'Comic Sans MS'" style:font-style-name="Regular" style:font-family-generic="swiss" style:font-pitch="variable"/>
    </style:style>
    <style:style style:name="T5" style:family="text">
      <style:text-properties fo:color="#000080" fo:font-family="'Comic Sans MS'" style:font-style-name="Regular" style:font-family-generic="swiss" style:font-pitch="variable"/>
    </style:style>
    <style:style style:name="T6" style:family="text">
      <style:text-properties fo:color="#000080" fo:font-family="'Comic Sans MS'" style:font-style-name="Regular" style:font-family-generic="swiss" style:font-pitch="variable"/>
    </style:style>
    <style:style style:name="T7" style:family="text">
      <style:text-properties fo:font-family="'Comic Sans MS'" style:font-style-name="Regular" style:font-family-generic="swiss" style:font-pitch="variable" fo:font-size="24pt" style:font-size-asian="28pt" style:font-size-complex="28pt"/>
    </style:style>
    <style:style style:name="T8" style:family="text">
      <style:text-properties fo:color="#800000" fo:font-family="'Comic Sans MS'" style:font-style-name="Regular" style:font-family-generic="swiss" style:font-pitch="variable" fo:font-size="24pt" style:font-size-asian="28pt" style:font-size-complex="28pt"/>
    </style:style>
    <style:style style:name="T9" style:family="text">
      <style:text-properties fo:color="#800000" fo:font-family="'Comic Sans MS'" style:font-style-name="Regular" style:font-family-generic="swiss" style:font-pitch="variable"/>
    </style:style>
    <style:style style:name="T10" style:family="text">
      <style:text-properties fo:font-family="'Comic Sans MS'" style:font-style-name="Regular" style:font-family-generic="swiss" style:font-pitch="variable" fo:font-size="26pt" style:font-size-asian="28pt" style:font-size-complex="28pt"/>
    </style:style>
    <style:style style:name="T11" style:family="text">
      <style:text-properties fo:color="#800000" fo:font-family="'Comic Sans MS'" style:font-style-name="Regular" style:font-family-generic="swiss" style:font-pitch="variable" fo:font-size="26pt" style:font-size-asian="28pt" style:font-size-complex="28pt"/>
    </style:style>
    <style:style style:name="T12" style:family="text">
      <style:text-properties fo:color="#000000"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3" style:family="text">
      <style:text-properties fo:color="#0000c4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4" style:family="text">
      <style:text-properties fo:color="#000000" fo:font-family="Monaco" style:font-family-generic="modern" style:font-pitch="fixed" fo:font-size="20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5" style:family="text">
      <style:text-properties fo:font-family="Monaco" style:font-family-generic="modern" style:font-pitch="fixed" fo:font-size="20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6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7" style:family="text">
      <style:text-properties fo:color="#0000c4" fo:font-family="Monaco" style:font-family-generic="modern" style:font-pitch="fixed" fo:font-size="16pt" fo:font-weight="bold" style:font-family-asian="Monaco" style:font-family-generic-asian="modern" style:font-pitch-asian="fixed" style:font-size-asian="11pt" style:font-weight-asian="bold" style:font-family-complex="Monaco" style:font-family-generic-complex="modern" style:font-pitch-complex="fixed" style:font-size-complex="6.30000019073486pt" style:font-weight-complex="bold"/>
    </style:style>
    <style:style style:name="T18" style:family="text">
      <style:text-properties fo:color="#800000" fo:font-family="'Comic Sans MS'" style:font-style-name="Regular" style:font-family-generic="swiss" style:font-pitch="variable"/>
    </style:style>
    <style:style style:name="T19" style:family="text">
      <style:text-properties fo:font-family="'Comic Sans MS'" style:font-style-name="Regular" style:font-family-generic="swiss" style:font-pitch="variable"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3.609cm" svg:x="1.4cm" svg:y="3.839cm" presentation:class="subtitle" presentation:user-transformed="true">
          <draw:text-box>
            <text:p text:style-name="P1"><text:span text:style-name="T1">Resultados Alcançados e Próximas Ativida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ODO List anterior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iferenciar variações de LPS e variações de utilização</text:span></text:p>
              </text:list-item>
            </text:list>
            <text:list text:style-name="L2">
              <text:list-item>
                <text:p text:style-name="P5"><text:span text:style-name="T4">Loops</text:span></text:p>
              </text:list-item>
            </text:list>
            <text:list text:style-name="L2">
              <text:list-item>
                <text:p text:style-name="P5"><text:span text:style-name="T4">Quantificação, GOTO, proceed...</text:span></text:p>
              </text:list-item>
            </text:list>
            <text:list text:style-name="L2">
              <text:list-item>
                <text:p text:style-name="P5"><text:span text:style-name="T3">Integrar a composição com os parsers de feature models e documentos de casos de uso</text:span></text:p>
              </text:list-item>
            </text:list>
            <text:list text:style-name="L2">
              <text:list-item>
                <text:p text:style-name="P5"><text:span text:style-name="T3">Resolver os parâmetros sem o hasParameters</text:span></text:p>
              </text:list-item>
            </text:list>
            <text:list text:style-name="L2">
              <text:list-item>
                <text:p text:style-name="P5"><text:span text:style-name="T4">Reimplementar a função de trace model (isso para facilitar os test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4" draw:text-style-name="P6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 text:style-name="P5"><text:span text:style-name="T5">Contexto:</text:span><text:span text:style-name="T4"> a composição de cenários atual não diferencia variações de LPS e variações na utilização do sistema (fluxos alternativos e fluxos de exceção)</text:span></text:p>
              </text:list-item>
            </text:list>
            <text:list text:style-name="L2">
              <text:list-item>
                <text:p text:style-name="P7"><text:span text:style-name="T4"><text:s/></text:span></text:p>
              </text:list-item>
            </text:list>
            <text:list text:style-name="L2">
              <text:list-item>
                <text:p text:style-name="P5"><text:span text:style-name="T6">Problema:</text:span><text:span text:style-name="T3"> cenários de produtos específicos podem resultar em duplicidade nas especificações de fluxos alternativos e de exceção. Isso é uma representação útil apenas para os cenários de test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6" draw:text-style-name="P6" draw:layer="layout" svg:width="25.199cm" svg:height="2.085cm" svg:x="1.401cm" svg:y="4.915cm" presentation:class="outline" presentation:user-transformed="true">
          <draw:text-box>
            <text:list text:style-name="L2">
              <text:list-item>
                <text:p text:style-name="P5"><text:span text:style-name="T5">Exemplo:</text:span><text:span text:style-name="T4"> </text:span></text:p>
              </text:list-item>
            </text:list>
          </draw:text-box>
        </draw:frame>
        <draw:custom-shape draw:style-name="gr2" draw:text-style-name="P8" draw:layer="layout" svg:width="7.5cm" svg:height="1cm" svg:x="6.5cm" svg:y="7.5cm">
          <text:p text:style-name="P8">M1.1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6.5cm" svg:y="8.5cm">
          <text:p text:style-name="P8">M1.2</text:p>
          <draw:enhanced-geometry svg:viewBox="0 0 21600 21600" draw:type="rectangle" draw:enhanced-path="M 0 0 L 21600 0 21600 21600 0 21600 0 0 Z N"/>
        </draw:custom-shape>
        <draw:custom-shape draw:style-name="gr2" draw:text-style-name="P8" draw:id="id2" draw:layer="layout" svg:width="7.5cm" svg:height="1cm" svg:x="6.5cm" svg:y="9.5cm">
          <text:p text:style-name="P8">M1.3</text:p>
          <draw:enhanced-geometry svg:viewBox="0 0 21600 21600" draw:type="rectangle" draw:enhanced-path="M 0 0 L 21600 0 21600 21600 0 21600 0 0 Z N"/>
        </draw:custom-shape>
        <draw:custom-shape draw:style-name="gr2" draw:text-style-name="P8" draw:id="id4" draw:layer="layout" svg:width="7.5cm" svg:height="1cm" svg:x="6.5cm" svg:y="10.5cm">
          <text:p text:style-name="P8">M1.4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15.5cm" svg:y="7.5cm">
          <text:p text:style-name="P8">M2.1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5cm" svg:height="1cm" svg:x="15.5cm" svg:y="8.5cm">
          <text:p text:style-name="P8">M2.2</text:p>
          <draw:enhanced-geometry svg:viewBox="0 0 21600 21600" draw:type="rectangle" draw:enhanced-path="M 0 0 L 21600 0 21600 21600 0 21600 0 0 Z N"/>
        </draw:custom-shape>
        <draw:custom-shape draw:style-name="gr2" draw:text-style-name="P8" draw:id="id5" draw:layer="layout" svg:width="7.5cm" svg:height="1cm" svg:x="15.5cm" svg:y="9.5cm">
          <text:p text:style-name="P8">M2.3</text:p>
          <draw:enhanced-geometry svg:viewBox="0 0 21600 21600" draw:type="rectangle" draw:enhanced-path="M 0 0 L 21600 0 21600 21600 0 21600 0 0 Z N"/>
        </draw:custom-shape>
        <draw:custom-shape draw:style-name="gr3" draw:text-style-name="P8" draw:id="id1" draw:layer="layout" svg:width="5cm" svg:height="1cm" svg:x="0.5cm" svg:y="13cm">
          <text:p text:style-name="P8">V1.1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0.5cm" svg:y="14cm">
          <text:p text:style-name="P8">V1.2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type="curve" svg:x1="3cm" svg:y1="13cm" svg:x2="6.5cm" svg:y2="10cm" draw:start-shape="id1" draw:start-glue-point="0" draw:end-shape="id2" draw:end-glue-point="3">
          <text:p text:style-name="P1"/>
        </draw:connector>
        <draw:custom-shape draw:style-name="gr3" draw:text-style-name="P8" draw:layer="layout" svg:width="5cm" svg:height="1cm" svg:x="7.8cm" svg:y="13cm">
          <text:p text:style-name="P8">V2.1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7.8cm" svg:y="14cm">
          <text:p text:style-name="P8">V2.2 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5cm" svg:height="1cm" svg:x="7.8cm" svg:y="15cm">
          <text:p text:style-name="P8">V2.3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0.5cm" svg:y1="13cm" svg:x2="10.5cm" svg:y2="11.5cm">
          <text:p text:style-name="P1"/>
        </draw:line>
        <draw:custom-shape draw:style-name="gr6" draw:text-style-name="P8" draw:id="id3" draw:layer="layout" svg:width="5cm" svg:height="1cm" svg:x="18.6cm" svg:y="13cm">
          <text:p text:style-name="P8">A1.1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cm" svg:height="1cm" svg:x="18.6cm" svg:y="14cm">
          <text:p text:style-name="P8">A1.2</text:p>
          <draw:enhanced-geometry svg:viewBox="0 0 21600 21600" draw:type="rectangle" draw:enhanced-path="M 0 0 L 21600 0 21600 21600 0 21600 0 0 Z N"/>
        </draw:custom-shape>
        <draw:connector draw:style-name="gr4" draw:text-style-name="P9" draw:layer="layout" draw:type="curve" svg:x1="18.6cm" svg:y1="13.5cm" svg:x2="14cm" svg:y2="11cm" draw:start-shape="id3" draw:start-glue-point="3" draw:end-shape="id4" draw:end-glue-point="1">
          <text:p text:style-name="P1"/>
        </draw:connector>
        <draw:connector draw:style-name="gr5" draw:text-style-name="P9" draw:layer="layout" draw:type="curve" svg:x1="21.1cm" svg:y1="13cm" svg:x2="19.25cm" svg:y2="10.5cm" draw:start-shape="id3" draw:start-glue-point="0" draw:end-shape="id5">
          <text:p text:style-name="P1"/>
        </draw:connector>
        <draw:frame draw:style-name="gr7" draw:layer="layout" svg:width="3.279cm" svg:height="0.966cm" svg:x="6.321cm" svg:y="11.534cm">
          <draw:text-box>
            <text:p text:style-name="P1">cenario01</text:p>
          </draw:text-box>
        </draw:frame>
        <draw:frame draw:style-name="gr7" draw:layer="layout" svg:width="3.279cm" svg:height="0.966cm" svg:x="7.622cm" svg:y="15.934cm">
          <draw:text-box>
            <text:p text:style-name="P1">cenario04</text:p>
          </draw:text-box>
        </draw:frame>
        <draw:frame draw:style-name="gr7" draw:layer="layout" svg:width="3.279cm" svg:height="0.966cm" svg:x="0.5cm" svg:y="15.034cm">
          <draw:text-box>
            <text:p text:style-name="P1">cenario03</text:p>
          </draw:text-box>
        </draw:frame>
        <draw:frame draw:style-name="gr7" draw:layer="layout" svg:width="3.279cm" svg:height="0.966cm" svg:x="19.921cm" svg:y="10.534cm">
          <draw:text-box>
            <text:p text:style-name="P1">cenario02</text:p>
          </draw:text-box>
        </draw:frame>
        <draw:frame draw:style-name="gr7" draw:layer="layout" svg:width="3.279cm" svg:height="0.966cm" svg:x="19.5cm" svg:y="15.034cm">
          <draw:text-box>
            <text:p text:style-name="P1">cenario0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presentation:style-name="pr7" draw:text-style-name="P6" draw:layer="layout" svg:width="25.199cm" svg:height="10.585cm" svg:x="1.401cm" svg:y="6.315cm" presentation:class="outline" presentation:user-transformed="true">
          <draw:text-box>
            <text:list text:style-name="L2">
              <text:list-item>
                <text:p text:style-name="P5"><text:span text:style-name="T5">Solução 01:</text:span><text:span text:style-name="T4"> 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notar os cenários indicando se são alternativas, exceções ou variações de produto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7">Apenas os cenários “marcados” como sendo variações de produto seriam compostos. Solução bastante trivia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8">Limitação: </text:span><text:span text:style-name="T7">os cenários de caso de uso são “invadidos” com informações adicionais.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draw:style-name="gr8" draw:text-style-name="P5" draw:layer="layout" svg:width="26.416cm" svg:height="13.874cm" svg:x="0.684cm" svg:y="5.529cm">
          <draw:text-box>
            <text:list text:style-name="L2">
              <text:list-item>
                <text:list>
                  <text:list-item>
                    <text:p text:style-name="P5"><text:span text:style-name="T5">Solução 02:</text:span><text:span text:style-name="T4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hecar se o cenário de extensão está associado à mesma configuração de feature do cenário base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Isso pode indicar se é uma variação de uso ou uma variação de LPS.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Dúvida: estando associadas a mesma configuração, acredito que seja apenas variação em uso. Se o cenário base estiver associado a um </text:span><text:span text:style-name="T9">refinamento da configuração</text:span><text:span text:style-name="T4">, possivelmente também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Variações de LPS x Variações em Uso</text:span></text:p>
          </draw:text-box>
        </draw:frame>
        <draw:frame draw:style-name="gr8" draw:text-style-name="P5" draw:layer="layout" svg:width="26.416cm" svg:height="13.415cm" svg:x="0.684cm" svg:y="5.529cm">
          <draw:text-box>
            <text:list text:style-name="L2">
              <text:list-item>
                <text:list>
                  <text:list-item>
                    <text:p text:style-name="P5"><text:span text:style-name="T5">Configuration Knowledge:</text:span><text:span text:style-name="T4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f01 =&gt; cenario01 and cenario0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f02 =&gt; cenario02 and cenario0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f01 and f03 =&gt; cenario01 and cenario03 and cenario0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0">f01 and f04 =&gt; cenario01 and cenario04 and cenario05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f03 =&gt; cenario03 (but implies f01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1">f04 =&gt; cenario04 (but implies f0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ODO List anterior</text:span>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iferenciar variações de LPS e variações de utilização</text:span></text:p>
              </text:list-item>
            </text:list>
            <text:list text:style-name="L2">
              <text:list-item>
                <text:p text:style-name="P5"><text:span text:style-name="T4">Loops</text:span></text:p>
              </text:list-item>
            </text:list>
            <text:list text:style-name="L2">
              <text:list-item>
                <text:p text:style-name="P5"><text:span text:style-name="T4">Quantificação, GOTO, proceed...</text:span></text:p>
              </text:list-item>
            </text:list>
            <text:list text:style-name="L2">
              <text:list-item>
                <text:p text:style-name="P5"><text:span text:style-name="T3">Integrar a composição com os parsers de feature models e documentos de casos de uso</text:span></text:p>
              </text:list-item>
            </text:list>
            <text:list text:style-name="L2">
              <text:list-item>
                <text:p text:style-name="P5"><text:span text:style-name="T3">Resolver os parâmetros sem o hasParameters</text:span></text:p>
              </text:list-item>
            </text:list>
            <text:list text:style-name="L2">
              <text:list-item>
                <text:p text:style-name="P5"><text:span text:style-name="T4">Reimplementar a função de trace model (isso para facilitar os teste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9" draw:text-style-name="P14" draw:layer="layout" svg:width="25.5cm" svg:height="2.129cm" svg:x="1.5cm" svg:y="6.6cm">
          <draw:text-box>
            <text:p text:style-name="P13"><text:span text:style-name="T12">bindAllParameters fc sequences env = </text:span></text:p>
            <text:p text:style-name="P13"><text:span text:style-name="T12"><text:s text:c="2"/></text:span><text:span text:style-name="T12">[bindParameterFromSequence fc x env | x &lt;- sequences]</text:span></text:p>
          </draw:text-box>
        </draw:frame>
        <draw:frame draw:style-name="gr10" draw:text-style-name="P14" draw:layer="layout" svg:width="25.721cm" svg:height="7.463cm" svg:x="1.379cm" svg:y="10cm">
          <draw:text-box>
            <text:p text:style-name="P13"><text:span text:style-name="T12">bindParametersFromSequence fc [] env = []</text:span></text:p>
            <text:p text:style-name="P13"><text:span text:style-name="T12">bindParametersFromSequence fc (x:xs) env = </text:span></text:p>
            <text:p text:style-name="P13"><text:span text:style-name="T12"><text:s/></text:span><text:span text:style-name="T13">if</text:span><text:span text:style-name="T12"> (hasParameters x) </text:span></text:p>
            <text:p text:style-name="P13"><text:span text:style-name="T12"><text:s text:c="2"/></text:span><text:span text:style-name="T13">then</text:span><text:span text:style-name="T12"> <text:s/></text:span></text:p>
            <text:p text:style-name="P13"><text:span text:style-name="T12"><text:s text:c="3"/></text:span><text:span text:style-name="T12">(extractParameterValuesFromStep x env) : <text:s text:c="2"/></text:span></text:p>
            <text:p text:style-name="P13"><text:span text:style-name="T12"><text:s text:c="3"/></text:span><text:span text:style-name="T12">(bindParametersFromSequence fc xs env)</text:span></text:p>
            <text:p text:style-name="P13"><text:span text:style-name="T14"><text:s text:c="2"/></text:span><text:span text:style-name="T13">else</text:span></text:p>
            <text:p text:style-name="P13"><text:span text:style-name="T15"><text:s text:c="3"/></text:span><text:span text:style-name="T15">x : (bindParametersFromSequence fc xs env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11" draw:text-style-name="P14" draw:layer="layout" svg:width="25.5cm" svg:height="7.463cm" svg:x="1.4cm" svg:y="6.292cm">
          <draw:text-box>
            <text:p text:style-name="P13"><text:span text:style-name="T12">extractParameterValuesFromStep step env = </text:span></text:p>
            <text:p text:style-name="P13"><text:span text:style-name="T12"><text:s/></text:span><text:span text:style-name="T13">let</text:span><text:span text:style-name="T12"> pmts = extractParametersFromStep step</text:span></text:p>
            <text:p text:style-name="P13"><text:span text:style-name="T12"><text:s/></text:span><text:span text:style-name="T12"><text:tab/></text:span><text:span text:style-name="T13">in</text:span><text:span text:style-name="T12"> Step (stepId step) </text:span></text:p>
            <text:p text:style-name="P13"><text:span text:style-name="T12"><text:s text:c="2"/></text:span><text:span text:style-name="T12"><text:tab/></text:span><text:span text:style-name="T12"><text:tab/></text:span><text:span text:style-name="T12"> <text:s text:c="3"/></text:span><text:span text:style-name="T12">(owner step) </text:span></text:p>
            <text:p text:style-name="P13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action step) pmts) </text:span></text:p>
            <text:p text:style-name="P13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state step) pmts)</text:span></text:p>
            <text:p text:style-name="P13"><text:span text:style-name="T12"><text:s text:c="2"/></text:span><text:span text:style-name="T12"><text:tab/></text:span><text:span text:style-name="T12"><text:tab/></text:span><text:span text:style-name="T12"> <text:s text:c="3"/></text:span><text:span text:style-name="T12">(replaceParameters env (response step) pmts)</text:span></text:p>
            <text:p text:style-name="P13"><text:span text:style-name="T12"><text:s text:c="2"/></text:span><text:span text:style-name="T12"><text:tab/></text:span><text:span text:style-name="T12"><text:tab/></text:span><text:span text:style-name="T12"> <text:s text:c="3"/></text:span><text:span text:style-name="T12">(annotations step)</text:span></text:p>
          </draw:text-box>
        </draw:frame>
        <draw:frame draw:style-name="gr12" draw:text-style-name="P15" draw:layer="layout" svg:width="27cm" svg:height="3.179cm" svg:x="0.5cm" svg:y="15.218cm">
          <draw:text-box>
            <text:p text:style-name="P13"><text:span text:style-name="T16">replaceParameters env s [] = s </text:span></text:p>
            <text:p text:style-name="P13"><text:span text:style-name="T16">replaceParameters env s (x:xs) =</text:span></text:p>
            <text:p text:style-name="P13"><text:span text:style-name="T16"><text:s/></text:span><text:span text:style-name="T17">let</text:span><text:span text:style-name="T16"> values y = concatValueList (optionValues <text:s/>(featureOptions (hash env y)))</text:span></text:p>
            <text:p text:style-name="P13"><text:span text:style-name="T16"><text:s text:c="2"/></text:span><text:span text:style-name="T17">in</text:span><text:span text:style-name="T16"> replaceParameters env (replace s x (values x)) x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337cm" svg:x="1.4cm" svg:y="0.422cm" presentation:class="title" presentation:user-transformed="true">
          <draw:text-box>
            <text:p text:style-name="P1"><text:span text:style-name="T2">Semântica das Técnicas de Variação</text:span></text:p>
          </draw:text-box>
        </draw:frame>
        <draw:frame draw:style-name="gr13" draw:text-style-name="P14" draw:layer="layout" svg:width="25.618cm" svg:height="1.825cm" svg:x="1.182cm" svg:y="6.3cm">
          <draw:text-box>
            <text:p text:style-name="P13"><text:span text:style-name="T12">scenarioComposition ucm = nub (allPathsFromUCM sucm)</text:span></text:p>
          </draw:text-box>
        </draw:frame>
        <draw:frame draw:style-name="gr12" draw:text-style-name="P16" draw:layer="layout" svg:width="25.36cm" svg:height="3.907cm" svg:x="1.34cm" svg:y="9.726cm">
          <draw:text-box>
            <text:p text:style-name="P13"><text:span text:style-name="T12">allPathsFromUCM :: UseCaseModel </text:span><text:span text:style-name="T13">-&gt;</text:span><text:span text:style-name="T12"> Sequences</text:span></text:p>
            <text:p text:style-name="P13"><text:span text:style-name="T12">allPathsFromUCM ucm = </text:span></text:p>
            <text:p text:style-name="P13"><text:span text:style-name="T12"><text:s/></text:span><text:span text:style-name="T13">let</text:span><text:span text:style-name="T12"> scenarios = (ucmScenarios ucm) </text:span></text:p>
            <text:p text:style-name="P13"><text:span text:style-name="T12"><text:s/></text:span><text:span text:style-name="T12"><text:tab/></text:span><text:span text:style-name="T13">in</text:span><text:span text:style-name="T12"> plainList [completePaths ucm x | x &lt;- scenarios] </text:span></text:p>
          </draw:text-box>
        </draw:frame>
        <draw:frame draw:style-name="gr14" draw:text-style-name="P17" draw:layer="layout" svg:width="27.097cm" svg:height="4.593cm" svg:x="0.503cm" svg:y="14.8cm">
          <draw:text-box>
            <text:p text:style-name="P13"><text:span text:style-name="T16">completePaths :: UseCaseModel </text:span><text:span text:style-name="T17">-&gt;</text:span><text:span text:style-name="T16"> Scenario </text:span><text:span text:style-name="T17">-&gt;</text:span><text:span text:style-name="T16"> Sequences</text:span></text:p>
            <text:p text:style-name="P13"><text:span text:style-name="T16">completePaths ucm scenario = </text:span></text:p>
            <text:p text:style-name="P13"><text:span text:style-name="T16"/></text:p>
            <text:p text:style-name="P13"><text:span text:style-name="T17">let</text:span><text:span text:style-name="T16"> fromSteps = matchAll ucm (from scenario)</text:span></text:p>
            <text:p text:style-name="P13"><text:span text:style-name="T16"><text:s text:c="4"/></text:span><text:span text:style-name="T16">toSteps = matchAll ucm (to scenario)</text:span></text:p>
            <text:p text:style-name="P13"><text:span text:style-name="T17">in</text:span><text:span text:style-name="T16"> (fromList ucm (fromSteps) +++ [steps scenario]) +++ (toList ucm (toSteps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19" draw:layer="layout" svg:width="25.199cm" svg:height="13.34cm" svg:x="1.4cm" svg:y="4.914cm" presentation:class="outline" presentation:user-transformed="true">
          <draw:text-box>
            <text:list text:style-name="L2">
              <text:list-item>
                <text:p text:style-name="P18"><text:span text:style-name="T3">Type checking de feature mode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Um feature model é uma árvore (não um graf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Propriedades com mesmo nome de um grupo devem ser do mesmo tipo (útil para parametrização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<text:s/></text:span><text:span text:style-name="T3">Restrições devem ser coeren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Grupos precisam ter sub-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Talvez seja interessante apresentar o F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19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18"><text:span text:style-name="T3">Type checking de instâncias da LP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Semelhantes a do modelo de features ++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Deve obedecer às restrições do modelo de features. Por exemplo, em uma configuração apenas uma subfeature pode estar associada a um grupo alternativo. (</text:span><text:span text:style-name="T18">ok</text:span><text:span text:style-name="T3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8" draw:text-style-name="P19" draw:layer="layout" svg:width="25.199cm" svg:height="10.586cm" svg:x="1.301cm" svg:y="4.914cm" presentation:class="outline" presentation:user-transformed="true">
          <draw:text-box>
            <text:list text:style-name="L2">
              <text:list-item>
                <text:p text:style-name="P18"><text:span text:style-name="T3">Type checking de modelo de configuraçõe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Identificador de artefatos deve ser válid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Expressões, válidas no FM, devem estar definidas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Type Checking</text:span></text:p>
          </draw:text-box>
        </draw:frame>
        <draw:frame presentation:style-name="pr9" draw:text-style-name="P19" draw:layer="layout" svg:width="25.199cm" svg:height="15.086cm" svg:x="1.301cm" svg:y="4.914cm" presentation:class="outline" presentation:user-transformed="true">
          <draw:text-box>
            <text:list text:style-name="L2">
              <text:list-item>
                <text:p text:style-name="P18"><text:span text:style-name="T3">Type checking de modelo de casos de uso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Unicidade dos identificado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Parâmetros devem referenciar features opcionais ou alternativ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Composições de cenários devem iniciar no estado IDLE e terminar no estado END?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1"><text:span text:style-name="T2">SAAP</text:span></text:p>
          </draw:text-box>
        </draw:frame>
        <draw:frame presentation:style-name="pr10" draw:text-style-name="P19" draw:layer="layout" svg:width="25.199cm" svg:height="2.086cm" svg:x="1.301cm" svg:y="4.914cm" presentation:class="outline" presentation:user-transformed="true">
          <draw:text-box>
            <text:list text:style-name="L2">
              <text:list-item>
                <text:p text:style-name="P18"><text:span text:style-name="T3">Coletar assinatura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4.337cm" svg:x="1.4cm" svg:y="0.422cm" presentation:class="title">
          <draw:text-box>
            <text:p text:style-name="P1"><text:span text:style-name="T2">Semântica das Técnicas de Variação</text:span></text:p>
          </draw:text-box>
        </draw:frame>
        <draw:frame presentation:style-name="pr4" draw:text-style-name="P1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8"><text:span text:style-name="T3">TODO list: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Diferenciar variações de LPS e variações de utilizaç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Reimplementar a função de trace model (isso para facilitar os teste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Integrar a composição com os parsers de feature models e documentos de casos de us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Loo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Resolver os parâmetros sem o hasParameter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9">Quantificação, GOTO, proceed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08-05-29T14:12:45</meta:creation-date>
    <dc:date>2008-06-02T11:00:34</dc:date>
    <dc:language>en-US</dc:language>
    <meta:editing-cycles>34</meta:editing-cycles>
    <meta:editing-duration>PT4H23M41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